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286cm" fo:margin-left="-0.199cm" table:align="left" style:writing-mode="lr-tb"/>
    </style:style>
    <style:style style:name="Table1.A" style:family="table-column">
      <style:table-column-properties style:column-width="0.706cm"/>
    </style:style>
    <style:style style:name="Table1.B" style:family="table-column">
      <style:table-column-properties style:column-width="3.062cm"/>
    </style:style>
    <style:style style:name="Table1.C" style:family="table-column">
      <style:table-column-properties style:column-width="8.424cm"/>
    </style:style>
    <style:style style:name="Table1.D" style:family="table-column">
      <style:table-column-properties style:column-width="4.07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none" fo:border-bottom="0.018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5" style:family="table-row">
      <style:table-row-properties style:min-row-height="1.633cm" style:keep-together="true" fo:keep-together="auto"/>
    </style:style>
    <style:style style:name="Table2" style:family="table">
      <style:table-properties style:width="16.286cm" fo:margin-left="-0.199cm" table:align="left" style:writing-mode="lr-tb"/>
    </style:style>
    <style:style style:name="Table2.A" style:family="table-column">
      <style:table-column-properties style:column-width="0.706cm"/>
    </style:style>
    <style:style style:name="Table2.B" style:family="table-column">
      <style:table-column-properties style:column-width="3.062cm"/>
    </style:style>
    <style:style style:name="Table2.C" style:family="table-column">
      <style:table-column-properties style:column-width="8.424cm"/>
    </style:style>
    <style:style style:name="Table2.D" style:family="table-column">
      <style:table-column-properties style:column-width="4.076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none" fo:border-bottom="0.018cm solid #000000" style:writing-mode="lr-tb">
        <style:background-image/>
      </style:table-cell-properties>
    </style:style>
    <style:style style:name="Table2.2" style:family="table-row">
      <style:table-row-properties style:min-row-height="1.633cm" style:keep-together="true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6.286cm" fo:margin-left="-0.199cm" table:align="left" style:writing-mode="lr-tb"/>
    </style:style>
    <style:style style:name="Table3.A" style:family="table-column">
      <style:table-column-properties style:column-width="0.706cm"/>
    </style:style>
    <style:style style:name="Table3.B" style:family="table-column">
      <style:table-column-properties style:column-width="3.062cm"/>
    </style:style>
    <style:style style:name="Table3.C" style:family="table-column">
      <style:table-column-properties style:column-width="8.424cm"/>
    </style:style>
    <style:style style:name="Table3.D" style:family="table-column">
      <style:table-column-properties style:column-width="4.094cm"/>
    </style:style>
    <style:style style:name="Table3.1" style:family="table-row">
      <style:table-row-properties style:min-row-height="1.711cm"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.2" style:family="table-row">
      <style:table-row-properties style:keep-together="true" fo:keep-together="auto"/>
    </style:style>
    <style:style style:name="Table3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language-asian="en" style:country-asian="GB" style:font-name-complex="Arial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style:language-asian="en" style:country-asian="GB" style:font-name-complex="Arial"/>
    </style:style>
    <style:style style:name="P4" style:family="paragraph" style:parent-style-name="Standard">
      <style:text-properties fo:font-size="11pt" style:text-underline-style="solid" style:text-underline-width="auto" style:text-underline-color="font-color" style:font-size-asian="11pt" style:language-asian="en" style:country-asian="GB" style:font-name-complex="Arial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style:font-size-asian="11pt" style:language-asian="en" style:country-asian="GB" style:font-name-complex="Arial" style:font-size-complex="11pt"/>
    </style:style>
    <style:style style:name="P6" style:family="paragraph" style:parent-style-name="Standard">
      <style:text-properties fo:font-weight="bold" style:font-weight-asian="bold" style:font-name-complex="Arial" style:font-weight-complex="bold"/>
    </style:style>
    <style:style style:name="P7" style:family="paragraph" style:parent-style-name="Standard">
      <style:text-properties fo:font-weight="bold" style:language-asian="en" style:country-asian="GB" style:font-weight-asian="bold" style:font-name-complex="Arial"/>
    </style:style>
    <style:style style:name="P8" style:family="paragraph" style:parent-style-name="Standard">
      <style:paragraph-properties fo:margin-top="0cm" fo:margin-bottom="0.212cm" style:snap-to-layout-grid="false"/>
      <style:text-properties fo:font-size="11pt" fo:font-style="italic" style:font-size-asian="11pt" style:language-asian="en" style:country-asian="GB" style:font-style-asian="italic" style:font-name-complex="Arial" style:font-size-complex="11pt"/>
    </style:style>
    <style:style style:name="P9" style:family="paragraph" style:parent-style-name="Standard" style:master-page-name="Standard">
      <style:paragraph-properties fo:margin-top="0cm" fo:margin-bottom="0.212cm" fo:text-align="center" style:justify-single-word="false" style:page-number="auto"/>
      <style:text-properties style:text-underline-style="solid" style:text-underline-width="auto" style:text-underline-color="font-color" fo:font-weight="bold" style:language-asian="en" style:country-asian="GB" style:font-weight-asian="bold" style:font-name-complex="Arial" style:font-weight-complex="bold"/>
    </style:style>
    <style:style style:name="P10" style:family="paragraph" style:parent-style-name="Standard">
      <style:paragraph-properties fo:margin-left="6.35cm" fo:margin-right="0cm" fo:text-indent="1.27cm" style:auto-text-indent="false"/>
    </style:style>
    <style:style style:name="P11" style:family="paragraph" style:parent-style-name="List_20_Paragraph" style:list-style-name="WW8Num10"/>
    <style:style style:name="P12" style:family="paragraph" style:parent-style-name="List_20_Paragraph">
      <style:text-properties style:font-name-complex="Arial" style:font-weight-complex="bold"/>
    </style:style>
    <style:style style:name="P13" style:family="paragraph" style:parent-style-name="List_20_Paragraph" style:list-style-name="WW8Num10">
      <style:text-properties style:font-name-complex="Arial" style:font-weight-complex="bold"/>
    </style:style>
    <style:style style:name="P14" style:family="paragraph" style:parent-style-name="List_20_Paragraph" style:list-style-name="WW8Num29">
      <style:text-properties style:font-name-complex="Arial" style:font-weight-complex="bold"/>
    </style:style>
    <style:style style:name="P15" style:family="paragraph" style:parent-style-name="List_20_Paragraph" style:list-style-name="WW8Num10">
      <style:text-properties style:language-asian="en" style:country-asian="GB" style:font-name-complex="Arial"/>
    </style:style>
    <style:style style:name="P16" style:family="paragraph" style:parent-style-name="List_20_Paragraph" style:list-style-name="WW8Num29"/>
    <style:style style:name="P17" style:family="paragraph" style:parent-style-name="List_20_Paragraph">
      <style:paragraph-properties fo:margin-left="0.635cm" fo:margin-right="0cm" fo:text-indent="0cm" style:auto-text-indent="false"/>
      <style:text-properties style:font-name-complex="Arial"/>
    </style:style>
    <style:style style:name="P18" style:family="paragraph" style:parent-style-name="List_20_Paragraph">
      <style:paragraph-properties fo:margin-left="0.635cm" fo:margin-right="0cm" fo:text-indent="0cm" style:auto-text-indent="false"/>
      <style:text-properties style:font-name-complex="Arial" style:font-weight-complex="bold"/>
    </style:style>
    <style:style style:name="P19" style:family="paragraph" style:parent-style-name="List_20_Paragraph">
      <style:paragraph-properties fo:margin-left="0.635cm" fo:margin-right="0cm" fo:text-indent="0cm" style:auto-text-indent="false"/>
      <style:text-properties style:language-asian="en" style:country-asian="GB" style:font-name-complex="Arial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fo:font-weight="bold" style:language-asian="en" style:country-asian="GB" style:font-weight-asian="bold" style:font-name-complex="Arial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font-name-complex="Arial" style:font-weight-complex="bold"/>
    </style:style>
    <style:style style:name="P22" style:family="paragraph" style:parent-style-name="Header">
      <style:paragraph-properties fo:text-align="center" style:justify-single-word="false"/>
    </style:style>
    <style:style style:name="P23" style:family="paragraph" style:parent-style-name="Footer">
      <style:paragraph-properties fo:text-align="center" style:justify-single-word="false"/>
    </style:style>
    <style:style style:name="P24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5" style:family="paragraph" style:parent-style-name="No_20_Spacing">
      <style:paragraph-properties style:snap-to-layout-grid="false"/>
    </style:style>
    <style:style style:name="P26" style:family="paragraph" style:parent-style-name="No_20_Spacing">
      <style:text-properties fo:font-style="italic" style:font-style-asian="italic" style:font-name-complex="Arial" style:font-style-complex="italic" style:font-weight-complex="bold"/>
    </style:style>
    <style:style style:name="P27" style:family="paragraph" style:parent-style-name="No_20_Spacing">
      <style:text-properties fo:font-style="italic" style:language-asian="en" style:country-asian="GB" style:font-style-asian="italic"/>
    </style:style>
    <style:style style:name="P28" style:family="paragraph" style:parent-style-name="No_20_Spacing">
      <style:paragraph-properties style:snap-to-layout-grid="false"/>
      <style:text-properties fo:font-style="italic" style:language-asian="en" style:country-asian="GB" style:font-style-asian="italic"/>
    </style:style>
    <style:style style:name="P29" style:family="paragraph" style:parent-style-name="No_20_Spacing">
      <style:text-properties fo:font-style="italic" style:language-asian="en" style:country-asian="GB" style:font-style-asian="italic" style:font-name-complex="Arial"/>
    </style:style>
    <style:style style:name="P30" style:family="paragraph" style:parent-style-name="No_20_Spacing">
      <style:paragraph-properties style:snap-to-layout-grid="false"/>
      <style:text-properties fo:font-style="italic" style:language-asian="en" style:country-asian="GB" style:font-style-asian="italic" style:font-name-complex="Arial"/>
    </style:style>
    <style:style style:name="P31" style:family="paragraph" style:parent-style-name="No_20_Spacing">
      <style:paragraph-properties style:snap-to-layout-grid="false"/>
      <style:text-properties fo:font-style="italic" style:language-asian="en" style:country-asian="GB" style:font-style-asian="italic" style:font-name-complex="Arial" style:font-style-complex="italic"/>
    </style:style>
    <style:style style:name="P32" style:family="paragraph" style:parent-style-name="No_20_Spacing">
      <style:text-properties fo:font-size="11pt" style:font-size-asian="11pt" style:language-asian="en" style:country-asian="GB" style:font-name-complex="Arial" style:font-size-complex="11pt"/>
    </style:style>
    <style:style style:name="P33" style:family="paragraph" style:parent-style-name="No_20_Spacing">
      <style:paragraph-properties style:snap-to-layout-grid="false"/>
      <style:text-properties fo:font-size="11pt" style:font-size-asian="11pt" style:language-asian="en" style:country-asian="GB" style:font-name-complex="Arial" style:font-size-complex="11pt"/>
    </style:style>
    <style:style style:name="P34" style:family="paragraph" style:parent-style-name="No_20_Spacing">
      <style:text-properties style:language-asian="en" style:country-asian="GB"/>
    </style:style>
    <style:style style:name="P35" style:family="paragraph" style:parent-style-name="No_20_Spacing">
      <style:paragraph-properties style:snap-to-layout-grid="false"/>
      <style:text-properties style:language-asian="en" style:country-asian="GB"/>
    </style:style>
    <style:style style:name="P36" style:family="paragraph" style:parent-style-name="No_20_Spacing">
      <style:text-properties style:language-asian="en" style:country-asian="GB" style:font-name-complex="Arial"/>
    </style:style>
    <style:style style:name="P37" style:family="paragraph" style:parent-style-name="No_20_Spacing">
      <style:paragraph-properties style:snap-to-layout-grid="false"/>
      <style:text-properties style:language-asian="en" style:country-asian="GB" style:font-name-complex="Arial"/>
    </style:style>
    <style:style style:name="P38" style:family="paragraph" style:parent-style-name="No_20_Spacing">
      <style:text-properties style:font-name-complex="Arial"/>
    </style:style>
    <style:style style:name="P39" style:family="paragraph" style:parent-style-name="No_20_Spacing">
      <style:text-properties style:font-name-complex="Arial" style:font-weight-complex="bold"/>
    </style:style>
    <style:style style:name="P40" style:family="paragraph" style:parent-style-name="No_20_Spacing">
      <style:paragraph-properties style:snap-to-layout-grid="false"/>
      <style:text-properties fo:font-weight="bold" style:font-weight-asian="bold" style:font-name-complex="Arial"/>
    </style:style>
    <style:style style:name="P41" style:family="paragraph" style:parent-style-name="No_20_Spacing">
      <style:text-properties fo:font-weight="bold" style:language-asian="en" style:country-asian="GB" style:font-weight-asian="bold" style:font-name-complex="Arial"/>
    </style:style>
    <style:style style:name="P42" style:family="paragraph" style:parent-style-name="No_20_Spacing">
      <style:text-properties style:text-underline-style="solid" style:text-underline-width="auto" style:text-underline-color="font-color" style:language-asian="en" style:country-asian="GB" style:font-name-complex="Arial"/>
    </style:style>
    <style:style style:name="T1" style:family="text">
      <style:text-properties style:font-name-complex="Arial"/>
    </style:style>
    <style:style style:name="T2" style:family="text">
      <style:text-properties style:font-name-complex="Arial" style:font-weight-complex="bold"/>
    </style:style>
    <style:style style:name="T3" style:family="text">
      <style:text-properties style:language-asian="en" style:country-asian="GB"/>
    </style:style>
    <style:style style:name="T4" style:family="text">
      <style:text-properties style:language-asian="en" style:country-asian="GB" style:font-name-complex="Arial"/>
    </style:style>
    <style:style style:name="T5" style:family="text">
      <style:text-properties style:language-asian="en" style:country-asian="GB" style:font-name-complex="Arial" style:font-weight-complex="bold"/>
    </style:style>
    <style:style style:name="T6" style:family="text">
      <style:text-properties style:text-position="super 58%" style:language-asian="en" style:country-asian="GB" style:font-name-complex="Arial" style:font-weight-complex="bold"/>
    </style:style>
    <style:style style:name="T7" style:family="text">
      <style:text-properties fo:font-weight="bold" style:font-weight-asian="bold" style:font-name-complex="Arial" style:font-weight-complex="bold"/>
    </style:style>
    <style:style style:name="T8" style:family="text">
      <style:text-properties fo:font-weight="bold" style:language-asian="en" style:country-asian="GB" style:font-weight-asian="bold" style:font-name-complex="Arial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style:language-asian="en" style:country-asian="GB" style:font-name-complex="Arial"/>
    </style:style>
    <style:style style:name="T11" style:family="text">
      <style:text-properties style:text-underline-style="solid" style:text-underline-width="auto" style:text-underline-color="font-color" style:language-asian="en" style:country-asian="GB" style:font-name-complex="Arial" style:font-weight-complex="bold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style:language-asian="en" style:country-asian="GB" style:font-style-asian="italic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RANSPARENCY BOARD</text:p>
      <text:p text:style-name="P1"><text:span text:style-name="T5">16</text:span><text:span text:style-name="T6">th</text:span><text:span text:style-name="T5"> Meeting</text:span></text:p>
      <text:p text:style-name="P1"><text:span text:style-name="T5">24 April 2012</text:span></text:p>
      <text:p text:style-name="P1"><text:span text:style-name="T8">15.30 – 17:00</text:span></text:p>
      <text:p text:style-name="P1"><text:span text:style-name="T5">Venue: Cabinet Office, 70 Whitehall, 3rd floor, conference room B </text:span></text:p>
      <text:p text:style-name="P1"><text:span text:style-name="T4">Chair: Francis Maude</text:span></text:p>
      <text:p text:style-name="P2"/>
      <text:p text:style-name="P10"><text:span text:style-name="T11">AGENDA <text:line-break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8">Introduction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5">Timing</text:p>
          </table:table-cell>
          <table:table-cell table:style-name="Table1.A2" office:value-type="string">
            <text:p text:style-name="P35">Item</text:p>
          </table:table-cell>
          <table:table-cell table:style-name="Table1.D2" office:value-type="string">
            <text:p text:style-name="P35">Lead</text:p>
          </table:table-cell>
        </table:table-row>
        <table:table-row table:style-name="Table1.1"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25"><text:span text:style-name="T3">15:30 – 16:15</text:span></text:p>
            <text:p text:style-name="P34"/>
            <text:p text:style-name="No_20_Spacing"><text:span text:style-name="T3">(45 mins)</text:span></text:p>
          </table:table-cell>
          <table:table-cell table:style-name="Table1.A2" office:value-type="string">
            <text:p text:style-name="P35"/>
            <text:p text:style-name="P34">Private Session</text:p>
          </table:table-cell>
          <table:table-cell table:style-name="Table1.D2" office:value-type="string">
            <text:p text:style-name="P28"/>
            <text:p text:style-name="P27">Chair</text:p>
          </table:table-cell>
        </table:table-row>
        <table:table-row table:style-name="Table1.1">
          <table:table-cell table:style-name="Table1.A1" table:number-columns-spanned="4" office:value-type="string">
            <text:p text:style-name="P30"/>
            <text:p text:style-name="P29">Presenting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7">2</text:p>
          </table:table-cell>
          <table:table-cell table:style-name="Table1.A2" office:value-type="string">
            <text:p text:style-name="P37">16:15 – 16:35</text:p>
            <text:p text:style-name="P36"/>
            <text:p text:style-name="No_20_Spacing"><text:span text:style-name="T4">(20 mins)</text:span></text:p>
          </table:table-cell>
          <table:table-cell table:style-name="Table1.A2" office:value-type="string">
            <text:p text:style-name="P37"/>
            <text:p text:style-name="P36">Department for International Development</text:p>
            <text:p text:style-name="P32">Progress Update </text:p>
            <text:p text:style-name="P41"/>
          </table:table-cell>
          <table:table-cell table:style-name="Table1.D2" office:value-type="string">
            <text:p text:style-name="P31"/>
            <text:p text:style-name="P26">Mark Robinson</text:p>
          </table:table-cell>
        </table:table-row>
      </table:table>
      <text:p text:style-name="P4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30">Programme Update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37">3</text:p>
          </table:table-cell>
          <table:table-cell table:style-name="Table2.A2" office:value-type="string">
            <text:p text:style-name="P37">16:35 – 16:45</text:p>
            <text:p text:style-name="P36"/>
            <text:p text:style-name="P39">(10 mins)</text:p>
          </table:table-cell>
          <table:table-cell table:style-name="Table2.A2" office:value-type="string">
            <text:p text:style-name="P37"/>
            <text:p text:style-name="P36">Open Government Partnership Feedback</text:p>
            <text:p text:style-name="P36"/>
          </table:table-cell>
          <table:table-cell table:style-name="Table2.D2" office:value-type="string">
            <text:p text:style-name="P30"/>
            <text:p text:style-name="P29">Cabinet Official Officials</text:p>
          </table:table-cell>
        </table:table-row>
        <table:table-row table:style-name="Table2.2">
          <table:table-cell table:style-name="Table2.A2" office:value-type="string">
            <text:p text:style-name="P37">4</text:p>
          </table:table-cell>
          <table:table-cell table:style-name="Table2.A2" office:value-type="string">
            <text:p text:style-name="P37">16:45 – 16:50</text:p>
            <text:p text:style-name="P36"/>
            <text:p text:style-name="No_20_Spacing"><text:span text:style-name="T4">(5 mins)</text:span></text:p>
          </table:table-cell>
          <table:table-cell table:style-name="Table2.A2" office:value-type="string">
            <text:p text:style-name="P37"/>
            <text:p text:style-name="P36">Open Data Institute Update</text:p>
            <text:p text:style-name="P36"/>
          </table:table-cell>
          <table:table-cell table:style-name="Table2.D2" office:value-type="string">
            <text:p text:style-name="P30"/>
            <text:p text:style-name="P29">Nigel Shadbolt</text:p>
          </table:table-cell>
        </table:table-row>
        <table:table-row table:style-name="Table2.2">
          <table:table-cell table:style-name="Table2.A2" office:value-type="string">
            <text:p text:style-name="P37">5</text:p>
          </table:table-cell>
          <table:table-cell table:style-name="Table2.A2" office:value-type="string">
            <text:p text:style-name="P25"><text:span text:style-name="T4">16:50 – 16:55</text:span></text:p>
            <text:p text:style-name="P36"/>
            <text:p text:style-name="No_20_Spacing"><text:span text:style-name="T4">(5 mins)</text:span></text:p>
          </table:table-cell>
          <table:table-cell table:style-name="Table2.A2" office:value-type="string">
            <text:p text:style-name="P37"/>
            <text:p text:style-name="P36">Right to Data White Paper Update</text:p>
          </table:table-cell>
          <table:table-cell table:style-name="Table2.D2" office:value-type="string">
            <text:p text:style-name="P30"/>
            <text:p text:style-name="P29">Simon French &amp; Sophia Oliver</text:p>
          </table:table-cell>
        </table:table-row>
      </table:table>
      <text:p text:style-name="P42"/>
      <text:p text:style-name="P29">Conclus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7">6</text:p>
          </table:table-cell>
          <table:table-cell table:style-name="Table3.A1" office:value-type="string">
            <text:p text:style-name="P25"><text:span text:style-name="T4">16:55 – 17:00</text:span></text:p>
            <text:p text:style-name="P36"/>
            <text:p text:style-name="No_20_Spacing"><text:span text:style-name="T4">(5 mins)</text:span></text:p>
          </table:table-cell>
          <table:table-cell table:style-name="Table3.A1" office:value-type="string">
            <text:p text:style-name="P40"/>
            <text:p text:style-name="P38">Any Other Business</text:p>
          </table:table-cell>
          <table:table-cell table:style-name="Table3.D1" office:value-type="string">
            <text:p text:style-name="P30"/>
            <text:p text:style-name="P29">Chair</text:p>
            <text:p text:style-name="P29"/>
          </table:table-cell>
        </table:table-row>
        <table:table-row table:style-name="Table3.2">
          <table:table-cell table:style-name="Table3.A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0">ATTENDEES </text:span></text:p>
      <text:p text:style-name="P5"><text:soft-page-break/></text:p>
      <text:p text:style-name="P3"/>
      <text:p text:style-name="P7">Transparency Board</text:p>
      <text:list xml:id="list29541465" text:style-name="WW8Num10">
        <text:list-item>
          <text:p text:style-name="P11"><text:span text:style-name="T3">Francis Maude, Minister for the Cabinet Office </text:span></text:p>
        </text:list-item>
        <text:list-item>
          <text:p text:style-name="P15">Dr Rufus Pollock</text:p>
        </text:list-item>
        <text:list-item>
          <text:p text:style-name="P11"><text:span text:style-name="T4">Professor Nigel Shadbolt<text:tab/><text:tab/></text:span></text:p>
        </text:list-item>
        <text:list-item>
          <text:p text:style-name="P15">Andrew Stott</text:p>
        </text:list-item>
      </text:list>
      <text:p text:style-name="P19"/>
      <text:p text:style-name="P20">Apologies</text:p>
      <text:list xml:id="list29546860" text:continue-numbering="true" text:style-name="WW8Num10">
        <text:list-item>
          <text:p text:style-name="P15">Sir Tim Berners-Lee</text:p>
        </text:list-item>
        <text:list-item>
          <text:p text:style-name="P15">Tom Steinberg</text:p>
        </text:list-item>
        <text:list-item>
          <text:p text:style-name="P11"><text:span text:style-name="T4">Lord McNally, </text:span><text:span text:style-name="T1">Minister of State, Justice</text:span></text:p>
        </text:list-item>
        <text:list-item>
          <text:p text:style-name="P13">Glenn Preston, Ministry of Justice</text:p>
        </text:list-item>
        <text:list-item>
          <text:p text:style-name="P13">Simon French, Cabinet Office</text:p>
        </text:list-item>
      </text:list>
      <text:p text:style-name="P21"/>
      <text:p text:style-name="Standard"><text:span text:style-name="T7">Officials (Presenting)</text:span></text:p>
      <text:list xml:id="list29548139" text:style-name="WW8Num29">
        <text:list-item>
          <text:p text:style-name="P16"><text:span text:style-name="T2">Mark Robinson, Department for International Development</text:span></text:p>
        </text:list-item>
        <text:list-item>
          <text:p text:style-name="P16"><text:span text:style-name="T2">Richard Calvert, Department for International Development</text:span></text:p>
        </text:list-item>
        <text:list-item>
          <text:p text:style-name="P14">Richard Parr, Department for International Development</text:p>
        </text:list-item>
      </text:list>
      <text:p text:style-name="P6"/>
      <text:p text:style-name="Standard"><text:span text:style-name="T7">Officials (regular attendees)</text:span></text:p>
      <text:list xml:id="list29535551" text:continue-numbering="true" text:style-name="WW8Num29">
        <text:list-item>
          <text:p text:style-name="P14">Rohan Silva, No. 10</text:p>
        </text:list-item>
        <text:list-item>
          <text:p text:style-name="P14">Iain Forbes, No. 10</text:p>
        </text:list-item>
        <text:list-item>
          <text:p text:style-name="P14">Carol Tullo, The National Archives</text:p>
        </text:list-item>
        <text:list-item>
          <text:p text:style-name="P16"><text:span text:style-name="T2">Tim Kelsey, Cabinet Office </text:span></text:p>
        </text:list-item>
        <text:list-item>
          <text:p text:style-name="P14">Pete Lawrence, Cabinet Office</text:p>
        </text:list-item>
        <text:list-item>
          <text:p text:style-name="P14">Sophia Oliver, Cabinet Office</text:p>
        </text:list-item>
        <text:list-item>
          <text:p text:style-name="P14">Ed Parkes, Cabinet Office</text:p>
        </text:list-item>
        <text:list-item>
          <text:p text:style-name="P14">David Barnes, Cabinet Office</text:p>
        </text:list-item>
        <text:list-item>
          <text:p text:style-name="P16"><text:span text:style-name="T2">Kitty von Bertele, Cabinet Office</text:span></text:p>
        </text:list-item>
        <text:list-item>
          <text:p text:style-name="P14">Olivia Burman, Cabinet Office</text:p>
        </text:list-item>
      </text:list>
      <text:p text:style-name="P18"/>
      <text:p text:style-name="P21"/>
      <text:p text:style-name="P21"><text:tab/></text:p>
      <text:p text:style-name="P12"/>
      <text:p text:style-name="P18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_20_Spacing" style:display-name="No Spacing" style:family="paragraph">
      <style:paragraph-properties fo:orphans="2" fo:widows="2"/>
      <style:text-properties style:use-window-font-color="true" style:font-name="Arial" fo:font-size="12pt" fo:language="en" fo:country="GB" style:font-name-asian="Arial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Calibri" style:font-name-asian="Times New Roman" style:font-name-complex="Times New Roman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Arial" style:font-name-asian="Times New Roman" style:font-name-complex="Aria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Arial" style:font-name-asian="Times New Roman" style:font-name-complex="Aria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Arial" fo:font-weight="bold" style:font-name-asian="Times New Roman" style:font-weight-asian="bold" style:font-name-complex="Aria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3z0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Arial" style:font-name-asian="Times New Roman" style:font-name-complex="Aria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8z0" style:family="text">
      <style:text-properties style:font-name="Arial" style:font-name-asian="Times New Roman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28z3" style:family="text">
      <style:text-properties style:font-name="Symbol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Arial" style:font-name-asian="Times New Roman" style:font-name-complex="Aria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1z0" style:family="text">
      <style:text-properties style:font-name="Arial" style:font-name-asian="Times New Roman" style:font-name-complex="Aria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3z0" style:family="text">
      <style:text-properties style:font-name="Arial" style:font-name-asian="Times New Roman" style:font-name-complex="Aria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Courier New" style:font-name-complex="Courier New"/>
    </style:style>
    <style:style style:name="WW8Num42z2" style:family="text">
      <style:text-properties style:font-name="Wingdings"/>
    </style:style>
    <style:style style:name="WW8Num42z3" style:family="text">
      <style:text-properties style:font-name="Symbol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Arial"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style:font-name="Arial"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16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2" style:num-format="1" text:start-value="35" text:display-levels="2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 text:start-value="16">
        <style:list-level-properties text:list-level-position-and-space-mode="label-alignment">
          <style:list-level-label-alignment text:label-followed-by="listtab" fo:text-indent="-1.085cm" fo:margin-left="1.085cm"/>
        </style:list-level-properties>
      </text:list-level-style-number>
      <text:list-level-style-number text:level="2" style:num-suffix="-" style:num-format="1" text:start-value="35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(" style:num-format="1" text:start-value="4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Aria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prefix="(" style:num-format="1" text:start-value="3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 text:start-value="15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2" style:num-format="1" text:start-value="55" text:display-levels="2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format="1" text:start-value="16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2" style:num-format="1" text:start-value="20" text:display-levels="2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 text:start-value="16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1"/>
      </text:list-level-style-bullet>
      <text:list-level-style-bullet text:level="2" text:style-name="WW8Num42z0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42z0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42z0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35.56cm" style:num-format="1" style:print-orientation="portrait" fo:margin-top="1.251cm" fo:margin-bottom="1.251cm" fo:margin-left="1.905cm" fo:margin-right="1.905cm" style:writing-mode="lr-tb" style:layout-grid-color="#c0c0c0" style:layout-grid-lines="5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89cm" fo:margin-bottom="1.191cm" style:dynamic-spacing="true"/>
      </style:header-style>
      <style:footer-style>
        <style:header-footer-properties fo:min-height="1.289cm" fo:margin-top="1.191cm" style:dynamic-spacing="true"/>
      </style:footer-style>
    </style:page-layout>
    <style:page-layout style:name="Mpm2">
      <style:page-layout-properties fo:page-width="21.59cm" fo:page-height="35.56cm" style:num-format="1" style:print-orientation="portrait" fo:margin-top="2.54cm" fo:margin-bottom="2.54cm" fo:margin-left="1.905cm" fo:margin-right="1.905cm" style:writing-mode="lr-tb" style:layout-grid-color="#c0c0c0" style:layout-grid-lines="4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2"><text:page-number text:select-page="current">2</text:page-number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cabakjaergaard</meta:initial-creator>
    <meta:creation-date>2012-02-21T09:59:00</meta:creation-date>
    <dc:creator>David Barnes</dc:creator>
    <dc:date>2012-04-24T15:12:00</dc:date>
    <meta:print-date>2012-04-24T13:40:00</meta:print-date>
    <meta:editing-cycles>42</meta:editing-cycles>
    <meta:editing-duration>PT8H23M</meta:editing-duration>
    <meta:document-statistic meta:table-count="3" meta:image-count="0" meta:object-count="0" meta:page-count="2" meta:paragraph-count="74" meta:word-count="234" meta:character-count="1407"/>
    <meta:generator>OpenOffice.org/3.3$Win32 OpenOffice.org_project/330m20$Build-9567</meta:generator>
    <meta:user-defined meta:name="Document Security Label">UNCLASSIFIED</meta:user-defined>
    <meta:user-defined meta:name="bjDocumentSecurityLabel">UNCLASSIFIED</meta:user-defined>
    <meta:user-defined meta:name="bjDocumentSecurityPolicyProp">UK</meta:user-defined>
    <meta:user-defined meta:name="bjDocumentSecurityPolicyPropID">id_newpolicy</meta:user-defined>
    <meta:user-defined meta:name="bjDocumentSecurityProp1" meta:value-type="string">UNCLASSIFIED</meta:user-defined>
    <meta:user-defined meta:name="bjDocumentSecurityProp2" meta:value-type="string"/>
    <meta:user-defined meta:name="bjDocumentSecurityProp3" meta:value-type="string"/>
    <meta:user-defined meta:name="bjDocumentSecurityXML" meta:value-type="string">&lt;label version="1.0"&gt;&lt;element uid="id_newpolicy" value=""/&gt;&lt;element uid="id_unclassified" value=""/&gt;&lt;/label&gt;</meta:user-defined>
    <meta:user-defined meta:name="bjHeadersRemoved" meta:value-type="string">true</meta:user-defined>
    <meta:user-defined meta:name="bjSecLabelProp1ID" meta:value-type="string">id_unclassified</meta:user-defined>
    <meta:user-defined meta:name="bjSecLabelProp2ID" meta:value-type="string"/>
    <meta:user-defined meta:name="bjSecLabelProp3ID" meta:value-type="string"/>
    <meta:user-defined meta:name="docIndexRef" meta:value-type="string">1e9edd2f-493c-4aa8-958b-6af576930c52</meta:user-defined>
    <meta:user-defined meta:name="eGMS.protectiveMarking" meta:value-type="string"/>
  </office:meta>
</office:document-meta>
</file>